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9cb" officeooo:paragraph-rsid="001239cb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239cb" officeooo:paragraph-rsid="001239cb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officeooo:rsid="001239cb" officeooo:paragraph-rsid="001239c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yse statique</text:p>
      <text:p text:style-name="P1">lien github: </text:p>
      <text:p text:style-name="P1"/>
      <text:p text:style-name="P3"><text:a xlink:type="simple" xlink:href="https://github.com/dahdouh/HMIN306/tree/master/TP2-analyse%20statique" text:style-name="Internet_20_link" text:visited-style-name="Visited_20_Internet_20_Link">https://github.com/dahdouh/HMIN306/tree/master/TP2-analyse%20statique</text:a></text:p>
      <text:p text:style-name="P3"/>
      <text:p text:style-name="P3"/>
      <text:p text:style-name="P3">Le fichier DOT et png se trouve dans le projet gi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3:13:09.228629277</meta:creation-date>
    <dc:date>2020-09-20T13:19:02.198945063</dc:date>
    <meta:editing-duration>PT12S</meta:editing-duration>
    <meta:editing-cycles>1</meta:editing-cycles>
    <meta:document-statistic meta:table-count="0" meta:image-count="0" meta:object-count="0" meta:page-count="1" meta:paragraph-count="4" meta:word-count="16" meta:character-count="149" meta:non-whitespace-character-count="136"/>
    <meta:generator>LibreOffice/6.4.5.2$Linux_X86_64 LibreOffice_project/40$Build-2</meta:generator>
  </office:meta>
</office:document-meta>
</file>